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2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>
            <text:p>ID Libro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Comentario </text:p>
          </table:table-cell>
          <table:table-cell table:style-name="ce1" office:value-type="string">
            <text:p>Fecha Comen</text:p>
          </table:table-cell>
          <table:table-cell table:style-name="ce1" office:value-type="string">
            <text:p>Editorial </text:p>
          </table:table-cell>
          <table:table-cell table:style-name="ce1" office:value-type="string">
            <text:p>Serie</text:p>
          </table:table-cell>
          <table:table-cell table:style-name="ce1" office:value-type="string">
            <text:p>Año lanzamiento</text:p>
          </table:table-cell>
          <table:table-cell table:style-name="ce1" office:value-type="string">
            <text:p>Adaptacion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El codigo davinci</text:p>
          </table:table-cell>
          <table:table-cell office:value-type="string">
            <text:p>Dan Brawn</text:p>
          </table:table-cell>
          <table:table-cell office:value-type="string">
            <text:p>Novela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string">
            <text:p>El codigo davinci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El padrino</text:p>
          </table:table-cell>
          <table:table-cell office:value-type="string">
            <text:p>Francis for copola</text:p>
          </table:table-cell>
          <table:table-cell office:value-type="string">
            <text:p>Novela</text:p>
          </table:table-cell>
          <table:table-cell table:number-columns-repeated="4"/>
          <table:table-cell office:value-type="float" office:value="1972">
            <text:p>1972</text:p>
          </table:table-cell>
          <table:table-cell/>
        </table:table-row>
        <table:table-row table:style-name="ro1">
          <table:table-cell table:number-columns-repeated="10"/>
        </table:table-row>
      </table:table>
      <table:table table:name="Full2" table:style-name="ta1">
        <table:table-column table:style-name="co1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7:02:52</meta:creation-date>
    <dc:date>2015-10-20T17:13:26</dc:date>
    <meta:editing-duration>P0D</meta:editing-duration>
    <meta:editing-cycles>1</meta:editing-cycles>
    <meta:document-statistic meta:table-count="3" meta:cell-count="21" meta:object-count="0"/>
    <meta:generator>LibreOffice/3.5$Linux_x86 LibreOffice_project/350m1$Build-2</meta:generator>
  </office:meta>
</office:document-meta>
</file>